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="solid" draw:fill-color="#000000" draw:fill-image-width="0cm" draw:fill-image-height="0cm" fo:min-height="21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line-height="100%" fo:text-indent="0cm"/>
    </style:style>
    <style:style style:name="P2" style:family="paragraph">
      <style:paragraph-properties fo:margin-left="0cm" fo:margin-right="0cm" fo:line-height="100%" fo:text-indent="0cm"/>
      <style:text-properties fo:color="#ffffff" style:font-name="Arial Black" fo:font-size="60pt" fo:font-style="normal" fo:font-weight="bold" style:font-size-asian="60pt" style:font-size-complex="60pt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color="#ffffff" style:font-name="Arial Black" fo:font-size="60pt" fo:font-style="normal" fo:font-weight="bold" style:font-size-asian="60pt" style:font-size-complex="60pt"/>
    </style:style>
    <style:style style:name="P6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style:font-name="Arial Black" fo:font-size="60pt" fo:font-style="normal" fo:font-weight="bold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1. Wznoszę swe oczy</text:span><text:span text:style-name="T1"><text:line-break/></text:span><text:span text:style-name="T1">ku górom, skąd</text:span><text:span text:style-name="T1"><text:line-break/></text:span><text:span text:style-name="T1">Przyjdzie mi pomoc;</text:span><text:span text:style-name="T1"><text:line-break/></text:span><text:span text:style-name="T1">Pomoc od Pana,</text:span><text:span text:style-name="T1"><text:line-break/></text:span><text:span text:style-name="T1">wszak Bogiem On</text:span><text:span text:style-name="T1"><text:line-break/></text:span><text:span text:style-name="T1">Miłosiernym jest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presentation:style-name="pr1" draw:text-style-name="P5" draw:layer="layout" svg:width="28cm" svg:height="21cm" svg:x="-0.001cm" svg:y="-0.002cm" presentation:class="title" presentation:user-transformed="true">
          <draw:text-box>
            <text:p text:style-name="P4"><text:span text:style-name="T1">2. Kiedy zbłądzimy,</text:span><text:span text:style-name="T1"><text:line-break/></text:span><text:span text:style-name="T1">sam szuka nas,</text:span><text:span text:style-name="T1"><text:line-break/></text:span><text:span text:style-name="T1">By w swe ramiona wziąć,</text:span><text:span text:style-name="T1"><text:line-break/></text:span><text:span text:style-name="T1">Rany uleczyć Krwią swoich ran,</text:span><text:span text:style-name="T1"><text:line-break/></text:span><text:span text:style-name="T1">Nowe życie tchnąć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9">
        <office:forms form:automatic-focus="false" form:apply-design-mode="false"/>
        <draw:frame presentation:style-name="pr1" draw:text-style-name="P5" draw:layer="layout" svg:width="28cm" svg:height="21cm" svg:x="-0.001cm" svg:y="-0.002cm" presentation:class="title" presentation:user-transformed="true">
          <draw:text-box>
            <text:p text:style-name="P4"><text:span text:style-name="T1">Ref. Błogosławieni miłosierni, albowiem oni miłosierdzia dostąpią!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19">
        <office:forms form:automatic-focus="false" form:apply-design-mode="false"/>
        <draw:frame presentation:style-name="pr1" draw:text-style-name="P5" draw:layer="layout" svg:width="28cm" svg:height="21cm" svg:x="-0.001cm" svg:y="-0.002cm" presentation:class="title" presentation:user-transformed="true">
          <draw:text-box>
            <text:p text:style-name="P4"><text:span text:style-name="T1">3. Gdyby nam Pan</text:span><text:span text:style-name="T1"><text:line-break/></text:span><text:span text:style-name="T1">nie odpuścił win,</text:span><text:span text:style-name="T1"><text:line-break/></text:span><text:span text:style-name="T1">Któż ostać by się mógł?</text:span><text:span text:style-name="T1"><text:line-break/></text:span><text:span text:style-name="T1">Lecz On przebacza, przeto i my</text:span><text:span text:style-name="T1"><text:line-break/></text:span><text:span text:style-name="T1">Czyńmy jak nasz Bóg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19">
        <office:forms form:automatic-focus="false" form:apply-design-mode="false"/>
        <draw:frame presentation:style-name="pr1" draw:text-style-name="P5" draw:layer="layout" svg:width="28cm" svg:height="21cm" svg:x="-0.001cm" svg:y="-0.002cm" presentation:class="title" presentation:user-transformed="true">
          <draw:text-box>
            <text:p text:style-name="P4"><text:span text:style-name="T1">Ref. Błogosławieni miłosierni, albowiem oni miłosierdzia dostąpią!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19">
        <office:forms form:automatic-focus="false" form:apply-design-mode="false"/>
        <draw:frame presentation:style-name="pr1" draw:text-style-name="P5" draw:layer="layout" svg:width="28cm" svg:height="21cm" svg:x="-0.001cm" svg:y="-0.002cm" presentation:class="title" presentation:user-transformed="true">
          <draw:text-box>
            <text:p text:style-name="P4"><text:span text:style-name="T1">4. Pan Syna Krwią zmazał wszelki dług,</text:span><text:span text:style-name="T1"><text:line-break/></text:span><text:span text:style-name="T1">Syn z grobu żywy wstał;</text:span><text:span text:style-name="T1"><text:line-break/></text:span><text:span text:style-name="T1">„Panem jest Jezus”</text:span><text:span text:style-name="T1"><text:line-break/></text:span><text:span text:style-name="T1">– mówi w nas Duch. Niech to widzi świat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19">
        <office:forms form:automatic-focus="false" form:apply-design-mode="false"/>
        <draw:frame presentation:style-name="pr1" draw:text-style-name="P5" draw:layer="layout" svg:width="28cm" svg:height="21cm" svg:x="-0.001cm" svg:y="-0.002cm" presentation:class="title" presentation:user-transformed="true">
          <draw:text-box>
            <text:p text:style-name="P4"><text:span text:style-name="T1">Ref. Błogosławieni miłosierni, albowiem oni miłosierdzia dostąpią!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19">
        <office:forms form:automatic-focus="false" form:apply-design-mode="false"/>
        <draw:frame presentation:style-name="pr1" draw:text-style-name="P5" draw:layer="layout" svg:width="28cm" svg:height="21cm" svg:x="-0.001cm" svg:y="-0.002cm" presentation:class="title" presentation:user-transformed="true">
          <draw:text-box>
            <text:p text:style-name="P4"><text:span text:style-name="T1">Więc odrzuć lęk</text:span><text:span text:style-name="T1"><text:line-break/></text:span><text:span text:style-name="T1">i wiernym bądź,</text:span><text:span text:style-name="T1"><text:line-break/></text:span><text:span text:style-name="T1">Swe troski w Panu złóż</text:span><text:span text:style-name="T1"><text:line-break/></text:span><text:span text:style-name="T1">I ufaj, bo zmartwychwstał i wciąż</text:span><text:span text:style-name="T1"><text:line-break/></text:span><text:span text:style-name="T1">Żyje Pan, twój Bóg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19">
        <office:forms form:automatic-focus="false" form:apply-design-mode="false"/>
        <draw:frame presentation:style-name="pr1" draw:text-style-name="P5" draw:layer="layout" svg:width="28cm" svg:height="21cm" svg:x="-0.001cm" svg:y="-0.002cm" presentation:class="title" presentation:user-transformed="true">
          <draw:text-box>
            <text:p text:style-name="P4"><text:span text:style-name="T1">Ref. Błogosławieni miłosierni, albowiem oni miłosierdzia dostąpią!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Lucida Sans Unicode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Lucida Sans Unicode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Lucida Sans Unicode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Lucida Sans Unicode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7-01-02T18:59:40</meta:creation-date>
    <dc:date>2015-10-28T19:24:55.531000000</dc:date>
    <dc:language>pl-PL</dc:language>
    <meta:editing-cycles>35</meta:editing-cycles>
    <meta:editing-duration>PT42M12S</meta:editing-duration>
    <meta:document-statistic meta:object-count="48"/>
    <meta:user-defined meta:name="Info 1"/>
    <meta:user-defined meta:name="Info 2"/>
    <meta:user-defined meta:name="Info 3"/>
    <meta:user-defined meta:name="Info 4"/>
  </office:meta>
</office:document-meta>
</file>